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Times New Roman2" svg:font-family="'Times New Roman'" style:font-family-generic="roman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1" svg:font-family="'Times New Roman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0215in" style:rel-column-width="19799*"/>
    </style:style>
    <style:style style:name="Table1.B" style:family="table-column">
      <style:table-column-properties style:column-width="0.125in" style:rel-column-width="1224*"/>
    </style:style>
    <style:style style:name="Table1.C" style:family="table-column">
      <style:table-column-properties style:column-width="4.5458in" style:rel-column-width="44512*"/>
    </style:style>
    <style:style style:name="Table1.A1" style:family="table-cell">
      <style:table-cell-properties fo:padding="0.0403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403in" fo:border="0.0007in solid #000000"/>
    </style:style>
    <style:style style:name="Table1.A2" style:family="table-cell">
      <style:table-cell-properties fo:padding="0.0403in" fo:border-left="0.0007in solid #000000" fo:border-right="none" fo:border-top="none" fo:border-bottom="0.0007in solid #000000"/>
    </style:style>
    <style:style style:name="Table1.C2" style:family="table-cell">
      <style:table-cell-properties fo:padding="0.0403in" fo:border-left="0.0007in solid #000000" fo:border-right="0.0007in solid #000000" fo:border-top="none" fo:border-bottom="0.0007in solid #000000"/>
    </style:style>
    <style:style style:name="Table1.4" style:family="table-row">
      <style:table-row-properties style:min-row-height="0.2979in"/>
    </style:style>
    <style:style style:name="Table1.C5" style:family="table-cell" style:data-style-name="N100">
      <style:table-cell-properties style:vertical-align="top" fo:padding="0.0403in" fo:border-left="0.0007in solid #000000" fo:border-right="0.0007in solid #000000" fo:border-top="none" fo:border-bottom="0.0007in solid #000000"/>
    </style:style>
    <style:style style:name="Table2" style:family="table">
      <style:table-properties style:width="6.7021in" fo:margin-left="-0.0097in" fo:margin-right="0in" table:align="margins"/>
    </style:style>
    <style:style style:name="Table2.A" style:family="table-column">
      <style:table-column-properties style:column-width="2.3889in" style:rel-column-width="3440*"/>
    </style:style>
    <style:style style:name="Table2.B" style:family="table-column">
      <style:table-column-properties style:column-width="2.0111in" style:rel-column-width="2896*"/>
    </style:style>
    <style:style style:name="Table2.C" style:family="table-column">
      <style:table-column-properties style:column-width="1in" style:rel-column-width="1440*"/>
    </style:style>
    <style:style style:name="Table2.D" style:family="table-column">
      <style:table-column-properties style:column-width="1.3021in" style:rel-column-width="187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2.D2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257in" style:rel-column-width="15921*"/>
    </style:style>
    <style:style style:name="Table4.B" style:family="table-column">
      <style:table-column-properties style:column-width="2.4465in" style:rel-column-width="23960*"/>
    </style:style>
    <style:style style:name="Table4.C" style:family="table-column">
      <style:table-column-properties style:column-width="2.6194in" style:rel-column-width="25654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9" style:family="paragraph" style:parent-style-name="Standard"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>
        <style:tab-stops>
          <style:tab-stop style:position="0in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5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font-name="Times New Roman1" fo:font-size="11pt" fo:font-style="normal" fo:font-weight="bold" style:font-size-asian="11pt" style:font-style-asian="normal" style:font-size-complex="11pt" style:font-style-complex="normal"/>
    </style:style>
    <style:style style:name="P17" style:family="paragraph" style:parent-style-name="Table_20_Contents">
      <style:text-properties style:font-name="Times New Roman2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2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Heading">
      <style:text-properties fo:font-size="11pt" style:font-size-asian="11pt" style:font-size-complex="11pt"/>
    </style:style>
    <style:style style:name="P20" style:family="paragraph" style:parent-style-name="Table_20_Heading">
      <style:paragraph-properties fo:text-align="start" style:justify-single-word="false"/>
      <style:text-properties style:font-name="Times New Roman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Caption">
      <style:paragraph-properties fo:text-align="start" style:justify-single-word="false"/>
      <style:text-properties style:font-name="Times New Roman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paragraph-properties fo:margin-top="0in" fo:margin-bottom="0.0835in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in" fo:margin-bottom="0.1965in" fo:text-align="justify" style:justify-single-wor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4" style:family="paragraph" style:parent-style-name="Text_20_body">
      <style:paragraph-properties fo:margin-left="0.25in" fo:margin-right="0in" fo:margin-top="0.0201in" fo:margin-bottom="0.0201in" fo:text-indent="0in" style:auto-text-indent="false">
        <style:tab-stops>
          <style:tab-stop style:position="0.75in"/>
          <style:tab-stop style:position="1.75in"/>
          <style:tab-stop style:position="1.8661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5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1.75in"/>
          <style:tab-stop style:position="2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6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4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4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75in"/>
          <style:tab-stop style:position="2in"/>
        </style:tab-stops>
      </style:paragraph-properties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4in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0" style:family="paragraph" style:parent-style-name="Text_20_body">
      <style:paragraph-properties>
        <style:tab-stops>
          <style:tab-stop style:position="2in"/>
          <style:tab-stop style:position="2.25in"/>
          <style:tab-stop style:position="5.25in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1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fo:font-variant="small-caps" style:use-window-font-color="true" style:font-name="Times New Roman" fo:font-size="12pt" fo:language="en" fo:country="US" fo:font-weight="bold" style:letter-kerning="true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2" style:family="paragraph" style:parent-style-name="Text_20_body" style:list-style-name="WW8Num6">
      <style:paragraph-properties>
        <style:tab-stops>
          <style:tab-stop style:position="2in"/>
          <style:tab-stop style:position="4in"/>
        </style:tab-stops>
      </style:paragraph-properties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3" style:family="paragraph" style:parent-style-name="Standard" style:list-style-name="WW8Num6"/>
    <style:style style:name="P34" style:family="paragraph" style:parent-style-name="Standard" style:list-style-name="WW8Num3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1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Change Authorization</text:p>
      <text:p text:style-name="Standard"/>
      <text:p text:style-name="P2">SCA Number:<text:span text:style-name="T1"> <text:s text:c="4"/>00001 <text:s text:c="18"/>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Project Name</text:p>
          </table:table-cell>
          <table:table-cell table:style-name="Table1.A1" office:value-type="string">
            <text:p text:style-name="P12">:</text:p>
          </table:table-cell>
          <table:table-cell table:style-name="Table1.C1" office:value-type="string">
            <text:p text:style-name="P13">BASIC_UTIL</text:p>
          </table:table-cell>
        </table:table-row>
        <table:table-row>
          <table:table-cell table:style-name="Table1.A2" office:value-type="string">
            <text:p text:style-name="P12">Group name</text:p>
          </table:table-cell>
          <table:table-cell table:style-name="Table1.A2" office:value-type="string">
            <text:p text:style-name="P12">:</text:p>
          </table:table-cell>
          <table:table-cell table:style-name="Table1.C2" office:value-type="string">
            <text:p text:style-name="P13">ASG</text:p>
          </table:table-cell>
        </table:table-row>
        <table:table-row>
          <table:table-cell table:style-name="Table1.A2" office:value-type="string">
            <text:p text:style-name="P12">Module Name &amp; ID</text:p>
          </table:table-cell>
          <table:table-cell table:style-name="Table1.A2" office:value-type="string">
            <text:p text:style-name="P12">:</text:p>
          </table:table-cell>
          <table:table-cell table:style-name="Table1.C2" office:value-type="string">
            <text:p text:style-name="P16">BASIC_UTIL-V0_0_14</text:p>
          </table:table-cell>
        </table:table-row>
        <table:table-row table:style-name="Table1.4">
          <table:table-cell table:style-name="Table1.A2" office:value-type="string">
            <text:p text:style-name="P12">Submitter</text:p>
          </table:table-cell>
          <table:table-cell table:style-name="Table1.A2" office:value-type="string">
            <text:p text:style-name="P12">:</text:p>
          </table:table-cell>
          <table:table-cell table:style-name="Table1.C2" office:value-type="string">
            <text:p text:style-name="P13">Arun, Anish</text:p>
          </table:table-cell>
        </table:table-row>
        <table:table-row>
          <table:table-cell table:style-name="Table1.A2" office:value-type="string">
            <text:p text:style-name="P12">Date</text:p>
          </table:table-cell>
          <table:table-cell table:style-name="Table1.A2" office:value-type="string">
            <text:p text:style-name="P12">:</text:p>
          </table:table-cell>
          <table:table-cell table:style-name="Table1.C5" office:value-type="float" office:value="38867">
            <text:p text:style-name="P14">December 29, 2009</text:p>
          </table:table-cell>
        </table:table-row>
        <table:table-row>
          <table:table-cell table:style-name="Table1.A2" office:value-type="string">
            <text:p text:style-name="P12">CM Archive</text:p>
          </table:table-cell>
          <table:table-cell table:style-name="Table1.A2" office:value-type="string">
            <text:p text:style-name="P12">:</text:p>
          </table:table-cell>
          <table:table-cell table:style-name="Table1.C2" office:value-type="string">
            <text:p text:style-name="P15"/>
            <text:p text:style-name="P13"><text:span text:style-name="T2">SVN Repository:/</text:span><text:span text:style-name="T3">export/home2/svn/.repositories/asg-repos</text:span></text:p>
          </table:table-cell>
        </table:table-row>
      </table:table>
      <text:p text:style-name="Standard"/>
      <text:p text:style-name="P2">1. Items approved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9">Software/Document Name</text:p>
            </table:table-cell>
            <table:table-cell table:style-name="Table2.A1" office:value-type="string">
              <text:p text:style-name="P19">Version/Revision</text:p>
            </table:table-cell>
            <table:table-cell table:style-name="Table2.A1" office:value-type="string">
              <text:p text:style-name="P19">SCR Type</text:p>
            </table:table-cell>
            <table:table-cell table:style-name="Table2.D1" office:value-type="string">
              <text:p text:style-name="P19">SCR Number</text:p>
            </table:table-cell>
          </table:table-row>
        </table:table-header-rows>
        <table:table-row>
          <table:table-cell table:style-name="Table2.A2" office:value-type="string">
            <text:p text:style-name="P21">BASIC_UTIL Source Code</text:p>
          </table:table-cell>
          <table:table-cell table:style-name="Table2.A2" office:value-type="string">
            <text:p text:style-name="P20">BASIC_UTIL-V0_0_14</text:p>
          </table:table-cell>
          <table:table-cell table:style-name="Table2.A2" office:value-type="string">
            <text:p text:style-name="P17">-</text:p>
          </table:table-cell>
          <table:table-cell table:style-name="Table2.D2" office:value-type="string">
            <text:p text:style-name="P18">00002</text:p>
          </table:table-cell>
        </table:table-row>
      </table:table>
      <text:p text:style-name="P3"/>
      <text:p text:style-name="P3"/>
      <text:p text:style-name="P6">2. Comments</text:p>
      <text:p text:style-name="P4"/>
      <text:p text:style-name="P5"/>
      <text:p text:style-name="P22">3. Approvals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9">Role</text:p>
            </table:table-cell>
            <table:table-cell table:style-name="Table4.A1" office:value-type="string">
              <text:p text:style-name="P19">Name</text:p>
            </table:table-cell>
            <table:table-cell table:style-name="Table4.C1" office:value-type="string">
              <text:p text:style-name="P19">Signature &amp; Date</text:p>
            </table:table-cell>
          </table:table-row>
        </table:table-header-rows>
        <table:table-row>
          <table:table-cell table:style-name="Table4.A2" office:value-type="string">
            <text:p text:style-name="P12">Module Lead</text:p>
          </table:table-cell>
          <table:table-cell table:style-name="Table4.A2" office:value-type="string">
            <text:p text:style-name="P13">Bluemax Stephen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2">SCM</text:p>
          </table:table-cell>
          <table:table-cell table:style-name="Table4.A2" office:value-type="string">
            <text:p text:style-name="P13"/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2">QA</text:p>
          </table:table-cell>
          <table:table-cell table:style-name="Table4.A2" office:value-type="string">
            <text:p text:style-name="P13"/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2">CCB member</text:p>
          </table:table-cell>
          <table:table-cell table:style-name="Table4.A2" office:value-type="string">
            <text:p text:style-name="P13">Bluemax Stephen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2">CCB member</text:p>
          </table:table-cell>
          <table:table-cell table:style-name="Table4.A2" office:value-type="string">
            <text:p text:style-name="P13">Abhishek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2">CCB member</text:p>
          </table:table-cell>
          <table:table-cell table:style-name="Table4.A2" office:value-type="string">
            <text:p text:style-name="P13">Shubhra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2">CCB member</text:p>
          </table:table-cell>
          <table:table-cell table:style-name="Table4.A2" office:value-type="string">
            <text:p text:style-name="P13">Shivali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2">CCB member</text:p>
          </table:table-cell>
          <table:table-cell table:style-name="Table4.A2" office:value-type="string">
            <text:p text:style-name="P13">Charumati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2">CCB member</text:p>
          </table:table-cell>
          <table:table-cell table:style-name="Table4.A2" office:value-type="string">
            <text:p text:style-name="P13">Sulakshna</text:p>
          </table:table-cell>
          <table:table-cell table:style-name="Table4.C2" office:value-type="string">
            <text:p text:style-name="P13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/text:p>
      <text:h text:style-name="P31" text:outline-level="1">Software change description</text:h>
      <text:p text:style-name="P10"/>
      <text:p text:style-name="P10">Objective and background</text:p>
      <text:p text:style-name="P23">This SCA corresponds to the changes done on BUK version 13. The release candidate is BASIC_UTIL-V0_0_14. </text:p>
      <text:list text:style-name="WW8Num6">
        <text:list-item>
          <text:p text:style-name="P33">This release includes: </text:p>
          <text:list>
            <text:list-header>
              <text:p text:style-name="P33"/>
            </text:list-header>
            <text:list-item>
              <text:p text:style-name="P33">Porting the BUK to 64-bit: <text:s/>Changes have been made to enable the BUK to work on both 32 bit and 64 bit architectures. </text:p>
            </text:list-item>
            <text:list-item>
              <text:p text:style-name="P33">Fixing of open bugs</text:p>
            </text:list-item>
            <text:list-item>
              <text:p text:style-name="P33">Testing the new release on the 32-bit host, target and the 64-bit machine.</text:p>
              <text:p text:style-name="P33"/>
            </text:list-item>
          </text:list>
        </text:list-item>
        <text:list-item>
          <text:p text:style-name="P33">BUK overall Release Candidate is BASIC_UTIL-V0_0_14. </text:p>
          <text:p text:style-name="P32"/>
        </text:list-item>
      </text:list>
      <text:p text:style-name="P30">Detailed description</text:p>
      <text:p text:style-name="P24"><text:s text:c="3"/>Following Issues are fixed in this release.</text:p>
      <text:list text:style-name="WW8Num3">
        <text:list-item>
          <text:p text:style-name="P34">Issue #556: <text:bookmark text:name="short_desc_nonedit_display"/><text:bookmark text:name="summary_alias_container"/>UTIL: Code: Timer: BASIC_UTIL-V0_0_13: Timer basic ticks to be a makefile option</text:p>
          <text:p text:style-name="P34"/>
        </text:list-item>
        <text:list-item>
          <text:p text:style-name="P34">Issue #1194: <text:bookmark text:name="short_desc_nonedit_display1"/><text:bookmark text:name="summary_alias_container1"/>SAR: Basic Utility Kit - (BASIC_UTIL-V0_0_13): IntHash/CharHash lookup() fails on structure assignment</text:p>
          <text:p text:style-name="P34"/>
        </text:list-item>
        <text:list-item>
          <text:p text:style-name="P34">Issue #1250 : <text:bookmark text:name="short_desc_nonedit_display2"/><text:bookmark text:name="summary_alias_container2"/>Basic Utility Kit - BASIC_UTIL-V0_0_13: Code: Print to be added when trace level changed</text:p>
          <text:p text:style-name="P34"/>
        </text:list-item>
        <text:list-item>
          <text:p text:style-name="P34">Issue #1369: <text:bookmark text:name="short_desc_nonedit_display4"/><text:bookmark text:name="summary_alias_container4"/>ASG: SGRAN: BASIC_UTIL-V0_0_13: Sanity module: To be upgraded</text:p>
          <text:p text:style-name="P34"/>
        </text:list-item>
        <text:list-item>
          <text:p text:style-name="P34">Issue #1539: <text:bookmark text:name="short_desc_nonedit_display5"/><text:bookmark text:name="summary_alias_container5"/>ASG: Basic Utility Kit - (BASIC_UTIL-V0_0_13): CdSutimer: Type cast of Uint32 to pointer creating problems</text:p>
          <text:p text:style-name="P34"/>
        </text:list-item>
        <text:list-item>
          <text:p text:style-name="P34">Issue #1973: <text:bookmark text:name="short_desc_nonedit_display6"/><text:bookmark text:name="summary_alias_container6"/>ASG: Basic Utility Kit - (BASIC_UTIL-V0_0_13): CdSutimer: userInfo[] of type Uint32 creating problems when storing a pointer on a 64 bit machine.</text:p>
          <text:p text:style-name="P34"/>
        </text:list-item>
        <text:list-item>
          <text:p text:style-name="P34">Issue #1974: <text:bookmark text:name="short_desc_nonedit_display7"/><text:bookmark text:name="summary_alias_container7"/>ASG: Basic Utility Kit - (BASIC_UTIL-V0_0_13): New types to be added in cdsuutiltypes.h and cdsuutiltypes-c.h</text:p>
        </text:list-item>
      </text:list>
      <text:p text:style-name="Standard"/>
      <text:p text:style-name="P9">Possible solutions</text:p>
      <text:p text:style-name="P8"><text:tab/>None.</text:p>
      <text:p text:style-name="P11"/>
      <text:p text:style-name="P11">Selected strategy</text:p>
      <text:p text:style-name="P8"><text:tab/>None.</text:p>
      <text:p text:style-name="P11"/>
      <text:p text:style-name="P11">Files Added</text:p>
      <text:p text:style-name="P26">No files added. Refer Section 1.5 of SCR for specific changes or modifications in the files.</text:p>
      <text:p text:style-name="P26"/>
      <text:p text:style-name="P29">Files Deleted</text:p>
      <text:p text:style-name="P27"><text:s text:c="13"/>None.</text:p>
      <text:p text:style-name="P27"/>
      <text:p text:style-name="P29">Following directories added</text:p>
      <text:p text:style-name="P28"><text:s text:c="13"/>None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Times New Roman2" svg:font-family="'Times New Roman'" style:font-family-generic="roman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1" svg:font-family="'Times New Roman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left="0in" fo:margin-right="-0.5in" fo:text-align="end" style:justify-single-word="false" fo:text-indent="0in" style:auto-text-indent="false" fo:keep-with-next="always"/>
      <style:text-properties style:font-name="Bookman Old Style"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text-indent="0in" style:auto-text-indent="false" fo:keep-with-next="always"/>
      <style:text-properties fo:font-variant="small-caps" fo:font-size="12pt" fo:font-weight="bold" style:letter-kerning="true" style:font-size-asian="12pt" style:font-weight-asian="bold" style:font-size-complex="12pt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Prakash R</meta:initial-creator>
    <meta:creation-date>2006-01-24T11:12:25</meta:creation-date>
    <dc:creator>CDOT</dc:creator>
    <dc:date>2009-12-29T14:52:54</dc:date>
    <meta:printed-by>Prakash R</meta:printed-by>
    <meta:print-date>2006-01-25T14:46:35</meta:print-date>
    <dc:language>en-US</dc:language>
    <meta:editing-cycles>130</meta:editing-cycles>
    <meta:editing-duration>P1DT7H36M48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77" meta:word-count="352" meta:character-count="2080"/>
  </office:meta>
</office:document-meta>
</file>